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ff00" draw:marker-start="Arrow" draw:marker-end="" draw:marker-end-width="0.3cm" draw:fill="none" draw:textarea-vertical-align="middle"/>
    </style:style>
    <style:style style:name="gr8" style:family="graphic" style:parent-style-name="objectwithoutfill">
      <style:graphic-properties svg:stroke-color="#ff3300" draw:marker-start="Arrow" draw:marker-end="" draw:marker-end-width="0.3cm" draw:fill="none" draw:textarea-vertical-align="middle"/>
    </style:style>
    <style:style style:name="gr9" style:family="graphic" style:parent-style-name="objectwithoutfill">
      <style:graphic-properties svg:stroke-color="#0066ff" draw:marker-start="Arrow" draw:marker-end="" draw:marker-end-width="0.3cm" draw:fill="none" draw:textarea-vertical-align="middle"/>
    </style:style>
    <style:style style:name="gr10" style:family="graphic" style:parent-style-name="standard">
      <style:graphic-properties draw:fill="none" draw:textarea-vertical-align="middle" draw:auto-grow-height="false" fo:min-height="3.352cm" fo:min-width="0cm"/>
    </style:style>
    <style:style style:name="gr11" style:family="graphic" style:parent-style-name="standard">
      <style:graphic-properties draw:fill="none" draw:textarea-vertical-align="middle" draw:auto-grow-height="false" fo:min-height="7.617cm" fo:min-width="0cm"/>
    </style:style>
    <style:style style:name="gr12" style:family="graphic" style:parent-style-name="standard">
      <style:graphic-properties draw:fill="none" draw:textarea-vertical-align="middle" draw:auto-grow-height="false" fo:min-height="7.334cm" fo:min-width="0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justify"/>
      <style:text-properties fo:font-size="14pt" style:font-size-asian="14pt" style:font-size-complex="1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star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end"/>
    </style:style>
    <style:style style:name="P10" style:family="paragraph">
      <style:paragraph-properties fo:margin-left="6.227cm" fo:margin-right="0cm" fo:text-align="start" fo:text-indent="0cm"/>
    </style:style>
    <style:style style:name="P11" style:family="paragraph">
      <loext:graphic-properties draw:fill="none"/>
      <style:paragraph-properties fo:margin-left="6.227cm" fo:margin-right="0cm" fo:text-align="start" fo:text-indent="0cm"/>
    </style:style>
    <style:style style:name="P12" style:family="paragraph">
      <style:paragraph-properties fo:margin-left="7.472cm" fo:margin-right="0cm" fo:text-align="start" fo:text-indent="0cm"/>
    </style:style>
    <style:style style:name="P13" style:family="paragraph">
      <loext:graphic-properties draw:fill="none"/>
      <style:paragraph-properties fo:margin-left="7.472cm" fo:margin-right="0cm" fo:text-align="start" fo:text-indent="0cm"/>
    </style:style>
    <style:style style:name="P14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3" draw:layer="layout" svg:width="6.4cm" svg:height="2.342cm" svg:x="19.77cm" svg:y="18.396cm">
          <draw:text-box>
            <text:p text:style-name="P1"><text:span text:style-name="T1">SETTINGS*:</text:span></text:p>
            <text:p text:style-name="P2"><text:span text:style-name="T2">(CLIENT_MAGIC)</text:span></text:p>
            <text:p text:style-name="P2"><text:span text:style-name="T2">SETTINGS WINDOW_CHANGE</text:span></text:p>
          </draw:text-box>
        </draw:frame>
        <draw:custom-shape draw:style-name="gr2" draw:text-style-name="P5" draw:layer="layout" svg:width="3cm" svg:height="1cm" svg:x="3.1cm" svg:y="0.2cm">
          <text:p text:style-name="P4">Client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cm" svg:height="1cm" svg:x="16.8cm" svg:y="0.2cm">
          <text:p text:style-name="P4">Server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6cm" svg:y1="1.4cm" svg:x2="4.6cm" svg:y2="21cm">
          <text:p/>
        </draw:line>
        <draw:line draw:style-name="gr3" draw:text-style-name="P5" draw:layer="layout" svg:x1="18.3cm" svg:y1="1.4cm" svg:x2="18.3cm" svg:y2="21cm">
          <text:p/>
        </draw:line>
        <draw:line draw:style-name="gr4" draw:text-style-name="P5" draw:layer="layout" svg:x1="5cm" svg:y1="1.8cm" svg:x2="18cm" svg:y2="3.6cm">
          <text:p text:style-name="P4">SYN<text:line-break/></text:p>
        </draw:line>
        <draw:line draw:style-name="gr5" draw:text-style-name="P5" draw:layer="layout" svg:x1="5cm" svg:y1="5.743cm" svg:x2="18cm" svg:y2="7.543cm">
          <text:p text:style-name="P4">ACK : ClientHello<text:line-break/></text:p>
        </draw:line>
        <draw:line draw:style-name="gr5" draw:text-style-name="P5" draw:layer="layout" svg:x1="5cm" svg:y1="9.743cm" svg:x2="18cm" svg:y2="11.543cm">
          <text:p text:style-name="P4">ACK : ChangeCipherSpec, Finished<text:line-break/></text:p>
        </draw:line>
        <draw:line draw:style-name="gr6" draw:text-style-name="P7" draw:layer="layout" svg:x1="5cm" svg:y1="14.743cm" svg:x2="18cm" svg:y2="16.543cm">
          <text:p text:style-name="P6"><text:s text:c="7"/>SETTINGS*<text:line-break/></text:p>
        </draw:line>
        <draw:line draw:style-name="gr6" draw:text-style-name="P5" draw:layer="layout" svg:x1="5cm" svg:y1="15.643cm" svg:x2="18cm" svg:y2="17.443cm">
          <text:p text:style-name="P8"><text:line-break/>SETTINGS(ACK)</text:p>
        </draw:line>
        <draw:line draw:style-name="gr7" draw:text-style-name="P5" draw:layer="layout" svg:x1="5cm" svg:y1="5.543cm" svg:x2="18cm" svg:y2="3.743cm">
          <text:p text:style-name="P4">SYN, ACK<text:line-break/></text:p>
        </draw:line>
        <draw:line draw:style-name="gr8" draw:text-style-name="P5" draw:layer="layout" svg:x1="5.001cm" svg:y1="9.572cm" svg:x2="18.001cm" svg:y2="7.772cm">
          <text:p text:style-name="P4">ACK : ServerHello,<text:line-break/>Certificate</text:p>
        </draw:line>
        <draw:line draw:style-name="gr8" draw:text-style-name="P9" draw:layer="layout" svg:x1="5.002cm" svg:y1="14.177cm" svg:x2="18.002cm" svg:y2="12.377cm">
          <text:p text:style-name="P4">ACK : ChangeCipherSpec, Finished<text:line-break/></text:p>
        </draw:line>
        <draw:line draw:style-name="gr9" draw:text-style-name="P9" draw:layer="layout" svg:x1="5.002cm" svg:y1="15.577cm" svg:x2="18.002cm" svg:y2="13.777cm">
          <text:p text:style-name="P6">SETTINGS*<text:line-break/></text:p>
        </draw:line>
        <draw:line draw:style-name="gr8" draw:text-style-name="P5" draw:layer="layout" svg:x1="5.002cm" svg:y1="9.577cm" svg:x2="18.002cm" svg:y2="7.777cm">
          <text:p text:style-name="P4">ACK : ServerHello,<text:line-break/>Certificate</text:p>
        </draw:line>
        <draw:line draw:style-name="gr9" draw:text-style-name="P9" draw:layer="layout" svg:x1="5.003cm" svg:y1="18.453cm" svg:x2="18.003cm" svg:y2="16.653cm">
          <text:p text:style-name="P8">SETTINGS(ACK)<text:line-break/></text:p>
        </draw:line>
        <draw:custom-shape draw:style-name="gr10" draw:text-style-name="P11" draw:layer="layout" svg:width="0.6cm" svg:height="3.8cm" svg:x="19.5cm" svg:y="1.8cm">
          <text:p text:style-name="P10">1. RTT:<text:line-break/>TCP Handshak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1" draw:layer="layout" svg:width="0.571cm" svg:height="8.299cm" svg:x="19.476cm" svg:y="5.701cm">
          <text:p text:style-name="P10">2.+3. RTT:<text:line-break/>TLS Handshake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7" draw:layer="layout" svg:x1="5cm" svg:y1="15.074cm" svg:x2="18cm" svg:y2="16.874cm">
          <text:p text:style-name="P4">HEADERS</text:p>
        </draw:line>
        <draw:line draw:style-name="gr9" draw:text-style-name="P9" draw:layer="layout" svg:x1="5.004cm" svg:y1="18.784cm" svg:x2="18.004cm" svg:y2="16.984cm">
          <text:p text:style-name="P8"><text:line-break/>HEADERS, DATA</text:p>
        </draw:line>
        <draw:line draw:style-name="gr9" draw:text-style-name="P9" draw:layer="layout" svg:x1="5.005cm" svg:y1="19.551cm" svg:x2="18.005cm" svg:y2="17.751cm">
          <text:p text:style-name="P8"><text:line-break/>DATA</text:p>
        </draw:line>
        <draw:custom-shape draw:style-name="gr12" draw:text-style-name="P13" draw:layer="layout" svg:width="0.73cm" svg:height="8cm" svg:x="18.797cm" svg:y="13cm">
          <text:p text:style-name="P12">from 3½. RTT:<text:line-break/>HTTP2 Request(s)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9" draw:text-style-name="P9" draw:layer="layout" svg:x1="5.006cm" svg:y1="20.356cm" svg:x2="18.006cm" svg:y2="18.556cm">
          <text:p text:style-name="P8"><text:line-break/>DATA ...</text:p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4:54:51.989092072</meta:creation-date>
    <dc:date>2017-01-17T15:30:16.339449151</dc:date>
    <meta:editing-duration>PT14M32S</meta:editing-duration>
    <meta:editing-cycles>3</meta:editing-cycles>
    <meta:generator>LibreOffice/5.1.4.2$Linux_X86_64 LibreOffice_project/10m0$Build-2</meta:generator>
    <meta:document-statistic meta:object-count="46"/>
  </office:meta>
</office:document-meta>
</file>